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088C8A950770D3BB.png" manifest:media-type="image/png"/>
  <manifest:file-entry manifest:full-path="Pictures/100002010000078000000438A3380D6F086A03D8.png" manifest:media-type="image/png"/>
  <manifest:file-entry manifest:full-path="Pictures/1000020100000780000004384E8FA46B77378B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149cm" fo:min-width="12.29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51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pr1" style:family="presentation" style:parent-style-name="Slide_20_deck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lide_20_deck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tandard_20_slid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Standard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tandard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Section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titl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bold" style:font-name-asian="Open Sans" style:font-size-asian="36pt" style:font-style-asian="normal" style:font-weight-asian="bold" style:font-name-complex="Open Sans" style:font-size-complex="36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ck_20_title" presentation:presentation-page-layout-name="AL1T0">
        <office:forms form:automatic-focus="false" form:apply-design-mode="false"/>
        <draw:frame draw:name="Shape 22" presentation:style-name="pr1" draw:text-style-name="P1" draw:layer="layout" svg:width="21.589cm" svg:height="3.221cm" svg:x="1.905cm" svg:y="7.546cm" presentation:class="title" presentation:user-transformed="true">
          <draw:text-box>
            <text:p/>
          </draw:text-box>
        </draw:frame>
        <draw:custom-shape draw:name="Shape 23" draw:style-name="gr1" draw:text-style-name="P3" draw:layer="layout" svg:width="12.802cm" svg:height="0.656cm" svg:x="2.345cm" svg:y="10.676cm">
          <text:p text:style-name="P2"><text:span text:style-name="T1">Michalis Kargakis </text:span></text:p>
          <text:p text:style-name="P2"><text:span text:style-name="T1">Software Engineer, Red 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2.017cm" svg:height="3.095cm" svg:x="6.779cm" svg:y="7.366cm">
          <draw:text-box>
            <text:p><text:span text:style-name="T2">Proportional scaling </text:span></text:p>
            <text:p><text:span text:style-name="T2"><text:s text:c="5"/></text:span><text:span text:style-name="T2">in Kubernetes</text:span></text:p>
          </draw:text-box>
        </draw:frame>
        <presentation:notes draw:style-name="dp2">
          <draw:page-thumbnail draw:name="Shape 19" draw:style-name="gr3" draw:layer="layout" svg:width="16.933cm" svg:height="9.524cm" svg:x="1.059cm" svg:y="1.905cm" draw:page-number="1" presentation:class="page"/>
          <draw:frame draw:name="Shape 20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A computer's or network's ability to function as the number of users increases. (wikipedia)</text:p>
              </text:list-item>
              <text:list-item>
                <text:p>In a Kubernetes cluster, there are various things that can be scaled:</text:p>
                <text:p>nodes (machines), deployments, pet sets (application instances), job parallelism</text:p>
              </text:list-item>
              <text:list-item>
                <text:p>Stateless user applications is what we are after ie. scaling of (rolling) Deployments:</text:p>
                <text:p><text:span text:style-name="T3">$ kubectl scale deployment/foo --replicas=N</text:span></text:p>
              </text:list-item>
              <text:list-item>
                <text:p>More often than not, you will use an autoscaler:</text:p>
                <text:p><text:span text:style-name="T3">$ kubectl autoscale deployment/foo --min=MIN --max=MAX</text:span></text:p>
                <text:p><text:span text:style-name="T4">Autoscaling is currently based only on CPU usage, but various network stats will be supported in the future (incoming traffic, etc.)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scaling? Scalability?</text:span></text:p>
          </draw:text-box>
        </draw:frame>
        <presentation:notes draw:style-name="dp2">
          <draw:page-thumbnail draw:name="Shape 25" draw:style-name="gr3" draw:layer="layout" svg:width="16.933cm" svg:height="9.524cm" svg:x="1.059cm" svg:y="1.905cm" draw:page-number="2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<text:span text:style-name="T3">$ kubectl scale deployment/nginx --replicas=5</text:span></text:p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scaling? Scalability?</text:span></text:p>
          </draw:text-box>
        </draw:frame>
        <draw:custom-shape draw:style-name="gr4" draw:text-style-name="P7" xml:id="id1" draw:id="id1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" draw:id="id2" draw:layer="layout" svg:width="1.778cm" svg:height="1.27cm" svg:x="10.414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1.303cm" svg:y2="6.35cm" draw:start-shape="id1" draw:end-shape="id2" draw:end-glue-point="0" svg:d="M11303 5334v1016" svg:viewBox="0 0 1 1017">
          <text:p/>
        </draw:connector>
        <draw:custom-shape draw:style-name="gr4" draw:text-style-name="P7" xml:id="id3" draw:id="id3" draw:layer="layout" svg:width="1.778cm" svg:height="1.27cm" svg:x="6.85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1.778cm" svg:height="1.27cm" svg:x="10.414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1.778cm" svg:height="1.27cm" svg:x="13.97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7.62cm" svg:x2="7.747cm" svg:y2="9.398cm" draw:start-shape="id2" draw:end-shape="id3" draw:end-glue-point="0" svg:d="M11303 7620v889h-3556v889" svg:viewBox="0 0 3557 1779">
          <text:p/>
        </draw:connector>
        <draw:connector draw:style-name="standard" draw:text-style-name="P7" draw:layer="layout" svg:x1="11.303cm" svg:y1="7.62cm" svg:x2="11.303cm" svg:y2="9.398cm" draw:start-shape="id2" draw:end-shape="id4" svg:d="M11303 7620v1778" svg:viewBox="0 0 1 1779">
          <text:p/>
        </draw:connector>
        <draw:connector draw:style-name="standard" draw:text-style-name="P7" draw:layer="layout" svg:x1="11.303cm" svg:y1="7.62cm" svg:x2="14.859cm" svg:y2="9.398cm" draw:start-shape="id2" draw:end-shape="id5" draw:end-glue-point="0" svg:d="M11303 7620v889h3556v889" svg:viewBox="0 0 3557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3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scaling? Scalability?</text:span></text:p>
          </draw:text-box>
        </draw:frame>
        <draw:custom-shape draw:style-name="gr4" draw:text-style-name="P7" xml:id="id6" draw:id="id6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7" draw:id="id7" draw:layer="layout" svg:width="1.778cm" svg:height="1.27cm" svg:x="10.414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1.303cm" svg:y2="6.35cm" draw:start-shape="id6" draw:end-shape="id7" draw:end-glue-point="0" svg:d="M11303 5334v1016" svg:viewBox="0 0 1 1017">
          <text:p/>
        </draw:connector>
        <draw:custom-shape draw:style-name="gr4" draw:text-style-name="P7" xml:id="id8" draw:id="id8" draw:layer="layout" svg:width="1.778cm" svg:height="1.27cm" svg:x="6.85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9" draw:id="id9" draw:layer="layout" svg:width="1.778cm" svg:height="1.27cm" svg:x="10.414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1.778cm" svg:height="1.27cm" svg:x="13.97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7.62cm" svg:x2="7.747cm" svg:y2="9.398cm" draw:start-shape="id7" draw:end-shape="id8" draw:end-glue-point="0" svg:d="M11303 7620v889h-3556v889" svg:viewBox="0 0 3557 1779">
          <text:p/>
        </draw:connector>
        <draw:connector draw:style-name="standard" draw:text-style-name="P7" draw:layer="layout" svg:x1="11.303cm" svg:y1="7.62cm" svg:x2="11.303cm" svg:y2="9.398cm" draw:start-shape="id7" draw:end-shape="id9" svg:d="M11303 7620v1778" svg:viewBox="0 0 1 1779">
          <text:p/>
        </draw:connector>
        <draw:connector draw:style-name="standard" draw:text-style-name="P7" draw:layer="layout" svg:x1="11.303cm" svg:y1="7.62cm" svg:x2="14.859cm" svg:y2="9.398cm" draw:start-shape="id7" draw:end-shape="id10" draw:end-glue-point="0" svg:d="M11303 7620v889h3556v889" svg:viewBox="0 0 3557 1779">
          <text:p/>
        </draw:connector>
        <draw:custom-shape draw:style-name="gr4" draw:text-style-name="P7" xml:id="id11" draw:id="id11" draw:layer="layout" svg:width="1.778cm" svg:height="1.27cm" svg:x="3.30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2" draw:id="id12" draw:layer="layout" svg:width="1.778cm" svg:height="1.27cm" svg:x="17.52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7.62cm" svg:x2="4.191cm" svg:y2="9.398cm" draw:start-shape="id7" draw:end-shape="id11" draw:end-glue-point="0" svg:d="M11303 7620v889h-7112v889" svg:viewBox="0 0 7113 1779">
          <text:p/>
        </draw:connector>
        <draw:connector draw:style-name="standard" draw:text-style-name="P7" draw:layer="layout" svg:x1="11.303cm" svg:y1="7.62cm" svg:x2="18.415cm" svg:y2="9.398cm" draw:start-shape="id7" draw:end-shape="id12" draw:end-glue-point="0" svg:d="M11303 7620v889h7112v889" svg:viewBox="0 0 7113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4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Replaces old instances (pods) of the previous revision of an application with instances of the new revision</text:p>
              </text:list-item>
              <text:list-item>
                <text:p>Waits for new instances to become ready via readiness checks before scaling down the old instances</text:p>
              </text:list-item>
              <text:list-item>
                <text:p>The percentage of minimum and maximum instances at any point in time is dictated by <text:span text:style-name="T3">maxUnavailable</text:span> and <text:span text:style-name="T3">maxSurge</text:span> parameters respectively</text:p>
                <text:p><text:span text:style-name="T4">Example:</text:span></text:p>
                <text:p><text:span text:style-name="T4">A deployment with 5 pods, maxSurge=1, and maxUnavailable=1 can have at most 6 pods and at least 4 pods at any time during a rollout</text:span></text:p>
                <text:p><text:span text:style-name="T3">$ kubectl set image deployment/nginx nginx=nginx:1.7.9 </text:span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presentation:notes draw:style-name="dp2">
          <draw:page-thumbnail draw:name="Shape 25" draw:style-name="gr3" draw:layer="layout" svg:width="16.933cm" svg:height="9.524cm" svg:x="1.059cm" svg:y="1.905cm" draw:page-number="5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13" draw:id="id13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13" draw:end-shape="id14" draw:end-glue-point="0" svg:d="M11303 5334v508h-4826v508" svg:viewBox="0 0 4827 1017">
          <text:p/>
        </draw:connector>
        <draw:custom-shape draw:style-name="gr4" draw:text-style-name="P7" xml:id="id15" draw:id="id15" draw:layer="layout" svg:width="1.778cm" svg:height="1.27cm" svg:x="3.55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6" draw:id="id16" draw:layer="layout" svg:width="1.778cm" svg:height="1.27cm" svg:x="5.58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7" draw:id="id17" draw:layer="layout" svg:width="1.778cm" svg:height="1.27cm" svg:x="7.6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14" draw:end-shape="id15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14" draw:end-shape="id16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14" draw:end-shape="id17" draw:end-glue-point="0" svg:d="M6477 7620v889h2032v889" svg:viewBox="0 0 2033 1779">
          <text:p/>
        </draw:connector>
        <draw:custom-shape draw:style-name="gr4" draw:text-style-name="P7" xml:id="id18" draw:id="id18" draw:layer="layout" svg:width="1.778cm" svg:height="1.27cm" svg:x="1.524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9" draw:id="id19" draw:layer="layout" svg:width="1.778cm" svg:height="1.27cm" svg:x="9.65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2.413cm" svg:y2="9.398cm" draw:start-shape="id14" draw:end-shape="id18" draw:end-glue-point="0" svg:d="M6477 7620v889h-4064v889" svg:viewBox="0 0 4065 1779">
          <text:p/>
        </draw:connector>
        <draw:connector draw:style-name="standard" draw:text-style-name="P7" draw:layer="layout" svg:x1="6.477cm" svg:y1="7.62cm" svg:x2="10.541cm" svg:y2="9.398cm" draw:start-shape="id14" draw:end-shape="id19" draw:end-glue-point="0" svg:d="M6477 7620v889h4064v889" svg:viewBox="0 0 4065 1779">
          <text:p/>
        </draw:connector>
        <draw:custom-shape draw:style-name="gr4" draw:text-style-name="P7" xml:id="id20" draw:id="id20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13" draw:end-shape="id20" draw:end-glue-point="0" svg:d="M11303 5334v508h6096v508" svg:viewBox="0 0 6097 1017">
          <text:p/>
        </draw:connector>
        <draw:custom-shape draw:style-name="gr4" draw:text-style-name="P7" xml:id="id21" draw:id="id21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20" draw:start-glue-point="2" draw:end-shape="id21" svg:d="M17399 7620v1778" svg:viewBox="0 0 1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6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22" draw:id="id22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3" draw:id="id23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22" draw:end-shape="id23" draw:end-glue-point="0" svg:d="M11303 5334v508h-4826v508" svg:viewBox="0 0 4827 1017">
          <text:p/>
        </draw:connector>
        <draw:custom-shape draw:style-name="gr4" draw:text-style-name="P7" xml:id="id24" draw:id="id24" draw:layer="layout" svg:width="1.778cm" svg:height="1.27cm" svg:x="3.55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5" draw:id="id25" draw:layer="layout" svg:width="1.778cm" svg:height="1.27cm" svg:x="5.58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6" draw:id="id26" draw:layer="layout" svg:width="1.778cm" svg:height="1.27cm" svg:x="7.6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23" draw:end-shape="id24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23" draw:end-shape="id25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23" draw:end-shape="id26" draw:end-glue-point="0" svg:d="M6477 7620v889h2032v889" svg:viewBox="0 0 2033 1779">
          <text:p/>
        </draw:connector>
        <draw:custom-shape draw:style-name="gr4" draw:text-style-name="P7" xml:id="id27" draw:id="id27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22" draw:end-shape="id27" draw:end-glue-point="0" svg:d="M11303 5334v508h6096v508" svg:viewBox="0 0 6097 1017">
          <text:p/>
        </draw:connector>
        <draw:custom-shape draw:style-name="gr4" draw:text-style-name="P7" xml:id="id28" draw:id="id28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27" draw:start-glue-point="2" draw:end-shape="id28" svg:d="M17399 7620v1778" svg:viewBox="0 0 1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7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29" draw:id="id29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0" draw:id="id30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29" draw:end-shape="id30" draw:end-glue-point="0" svg:d="M11303 5334v508h-4826v508" svg:viewBox="0 0 4827 1017">
          <text:p/>
        </draw:connector>
        <draw:custom-shape draw:style-name="gr4" draw:text-style-name="P7" xml:id="id31" draw:id="id31" draw:layer="layout" svg:width="1.778cm" svg:height="1.27cm" svg:x="3.55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2" draw:id="id32" draw:layer="layout" svg:width="1.778cm" svg:height="1.27cm" svg:x="5.58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3" draw:id="id33" draw:layer="layout" svg:width="1.778cm" svg:height="1.27cm" svg:x="7.6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30" draw:end-shape="id31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30" draw:end-shape="id32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30" draw:end-shape="id33" draw:end-glue-point="0" svg:d="M6477 7620v889h2032v889" svg:viewBox="0 0 2033 1779">
          <text:p/>
        </draw:connector>
        <draw:custom-shape draw:style-name="gr4" draw:text-style-name="P7" xml:id="id34" draw:id="id34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29" draw:end-shape="id34" draw:end-glue-point="0" svg:d="M11303 5334v508h6096v508" svg:viewBox="0 0 6097 1017">
          <text:p/>
        </draw:connector>
        <draw:custom-shape draw:style-name="gr4" draw:text-style-name="P7" xml:id="id35" draw:id="id35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34" draw:start-glue-point="2" draw:end-shape="id35" svg:d="M17399 7620v1778" svg:viewBox="0 0 1 1779">
          <text:p/>
        </draw:connector>
        <draw:custom-shape draw:style-name="gr4" draw:text-style-name="P7" xml:id="id36" draw:id="id36" draw:layer="layout" svg:width="1.778cm" svg:height="1.27cm" svg:x="14.47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7" draw:id="id37" draw:layer="layout" svg:width="1.778cm" svg:height="1.27cm" svg:x="18.54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5.367cm" svg:y2="9.398cm" draw:start-shape="id34" draw:start-glue-point="2" draw:end-shape="id36" svg:d="M17399 7620v889h-2032v889" svg:viewBox="0 0 2033 1779">
          <text:p/>
        </draw:connector>
        <draw:connector draw:style-name="standard" draw:text-style-name="P7" draw:layer="layout" svg:x1="17.399cm" svg:y1="7.62cm" svg:x2="19.431cm" svg:y2="9.398cm" draw:start-shape="id34" draw:end-shape="id37" draw:end-glue-point="0" svg:d="M17399 7620v889h2032v889" svg:viewBox="0 0 2033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8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38" draw:id="id38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9" draw:id="id39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38" draw:end-shape="id39" draw:end-glue-point="0" svg:d="M11303 5334v508h-4826v508" svg:viewBox="0 0 4827 1017">
          <text:p/>
        </draw:connector>
        <draw:custom-shape draw:style-name="gr4" draw:text-style-name="P7" xml:id="id40" draw:id="id40" draw:layer="layout" svg:width="1.778cm" svg:height="1.27cm" svg:x="5.58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6.477cm" svg:y2="9.398cm" draw:start-shape="id39" draw:end-shape="id40" svg:d="M6477 7620v1778" svg:viewBox="0 0 1 1779">
          <text:p/>
        </draw:connector>
        <draw:custom-shape draw:style-name="gr4" draw:text-style-name="P7" xml:id="id41" draw:id="id41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38" draw:end-shape="id41" draw:end-glue-point="0" svg:d="M11303 5334v508h6096v508" svg:viewBox="0 0 6097 1017">
          <text:p/>
        </draw:connector>
        <draw:custom-shape draw:style-name="gr4" draw:text-style-name="P7" xml:id="id42" draw:id="id42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41" draw:start-glue-point="2" draw:end-shape="id42" svg:d="M17399 7620v1778" svg:viewBox="0 0 1 1779">
          <text:p/>
        </draw:connector>
        <draw:custom-shape draw:style-name="gr4" draw:text-style-name="P7" xml:id="id43" draw:id="id43" draw:layer="layout" svg:width="1.778cm" svg:height="1.27cm" svg:x="14.47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5.367cm" svg:y1="9.398cm" svg:x2="17.399cm" svg:y2="7.62cm" draw:start-shape="id43" draw:start-glue-point="0" draw:end-shape="id41" draw:end-glue-point="2" svg:d="M15367 9398v-889h2032v-889" svg:viewBox="0 0 2033 1779">
          <text:p/>
        </draw:connector>
        <draw:custom-shape draw:style-name="gr4" draw:text-style-name="P7" xml:id="id44" draw:id="id44" draw:layer="layout" svg:width="1.778cm" svg:height="1.27cm" svg:x="18.54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9.431cm" svg:y2="9.398cm" draw:start-shape="id41" draw:end-shape="id44" svg:d="M17399 7620v889h2032v889" svg:viewBox="0 0 2033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9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45" draw:id="id45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6" draw:id="id46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45" draw:end-shape="id46" draw:end-glue-point="0" svg:d="M11303 5334v508h-4826v508" svg:viewBox="0 0 4827 1017">
          <text:p/>
        </draw:connector>
        <draw:custom-shape draw:style-name="gr4" draw:text-style-name="P7" xml:id="id47" draw:id="id47" draw:layer="layout" svg:width="1.778cm" svg:height="1.27cm" svg:x="5.58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6.477cm" svg:y2="9.398cm" draw:start-shape="id46" draw:end-shape="id47" svg:d="M6477 7620v1778" svg:viewBox="0 0 1 1779">
          <text:p/>
        </draw:connector>
        <draw:custom-shape draw:style-name="gr4" draw:text-style-name="P7" xml:id="id48" draw:id="id48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45" draw:end-shape="id48" draw:end-glue-point="0" svg:d="M11303 5334v508h6096v508" svg:viewBox="0 0 6097 1017">
          <text:p/>
        </draw:connector>
        <draw:custom-shape draw:style-name="gr4" draw:text-style-name="P7" xml:id="id49" draw:id="id49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48" draw:start-glue-point="2" draw:end-shape="id49" svg:d="M17399 7620v1778" svg:viewBox="0 0 1 1779">
          <text:p/>
        </draw:connector>
        <draw:custom-shape draw:style-name="gr4" draw:text-style-name="P7" xml:id="id50" draw:id="id50" draw:layer="layout" svg:width="1.778cm" svg:height="1.27cm" svg:x="14.47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5.367cm" svg:y1="9.398cm" svg:x2="17.399cm" svg:y2="7.62cm" draw:start-shape="id50" draw:start-glue-point="0" draw:end-shape="id48" draw:end-glue-point="2" svg:d="M15367 9398v-889h2032v-889" svg:viewBox="0 0 2033 1779">
          <text:p/>
        </draw:connector>
        <draw:custom-shape draw:style-name="gr4" draw:text-style-name="P7" xml:id="id51" draw:id="id51" draw:layer="layout" svg:width="1.778cm" svg:height="1.27cm" svg:x="18.54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9.431cm" svg:y2="9.398cm" draw:start-shape="id48" draw:end-shape="id51" svg:d="M17399 7620v889h2032v889" svg:viewBox="0 0 2033 1779">
          <text:p/>
        </draw:connector>
        <draw:custom-shape draw:style-name="gr4" draw:text-style-name="P7" xml:id="id52" draw:id="id52" draw:layer="layout" svg:width="1.778cm" svg:height="1.27cm" svg:x="12.44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3.335cm" svg:y2="9.398cm" draw:start-shape="id48" draw:end-shape="id52" draw:end-glue-point="0" svg:d="M17399 7620v889h-4064v889" svg:viewBox="0 0 4065 1779">
          <text:p/>
        </draw:connector>
        <draw:custom-shape draw:style-name="gr4" draw:text-style-name="P7" xml:id="id53" draw:id="id53" draw:layer="layout" svg:width="1.778cm" svg:height="1.27cm" svg:x="20.574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21.463cm" svg:y2="9.398cm" draw:start-shape="id48" draw:end-shape="id53" draw:end-glue-point="0" svg:d="M17399 7620v889h4064v889" svg:viewBox="0 0 4065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0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Rolling deployment</text:span></text:p>
          </draw:text-box>
        </draw:frame>
        <draw:custom-shape draw:style-name="gr4" draw:text-style-name="P7" xml:id="id54" draw:id="id54" draw:layer="layout" svg:width="1.778cm" svg:height="1.27cm" svg:x="10.414cm" svg:y="4.064cm">
          <text:p text:style-name="P7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5" draw:id="id55" draw:layer="layout" svg:width="1.778cm" svg:height="1.27cm" svg:x="5.588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54" draw:end-shape="id55" draw:end-glue-point="0" svg:d="M11303 5334v508h-4826v508" svg:viewBox="0 0 4827 1017">
          <text:p/>
        </draw:connector>
        <draw:custom-shape draw:style-name="gr4" draw:text-style-name="P7" xml:id="id56" draw:id="id56" draw:layer="layout" svg:width="1.778cm" svg:height="1.27cm" svg:x="16.51cm" svg:y="6.35cm">
          <text:p text:style-name="P7">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54" draw:end-shape="id56" draw:end-glue-point="0" svg:d="M11303 5334v508h6096v508" svg:viewBox="0 0 6097 1017">
          <text:p/>
        </draw:connector>
        <draw:custom-shape draw:style-name="gr4" draw:text-style-name="P7" xml:id="id57" draw:id="id57" draw:layer="layout" svg:width="1.778cm" svg:height="1.27cm" svg:x="16.51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56" draw:start-glue-point="2" draw:end-shape="id57" svg:d="M17399 7620v1778" svg:viewBox="0 0 1 1779">
          <text:p/>
        </draw:connector>
        <draw:custom-shape draw:style-name="gr4" draw:text-style-name="P7" xml:id="id58" draw:id="id58" draw:layer="layout" svg:width="1.778cm" svg:height="1.27cm" svg:x="14.478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5.367cm" svg:y1="9.398cm" svg:x2="17.399cm" svg:y2="7.62cm" draw:start-shape="id58" draw:start-glue-point="0" draw:end-shape="id56" draw:end-glue-point="2" svg:d="M15367 9398v-889h2032v-889" svg:viewBox="0 0 2033 1779">
          <text:p/>
        </draw:connector>
        <draw:custom-shape draw:style-name="gr4" draw:text-style-name="P7" xml:id="id59" draw:id="id59" draw:layer="layout" svg:width="1.778cm" svg:height="1.27cm" svg:x="18.542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9.431cm" svg:y2="9.398cm" draw:start-shape="id56" draw:end-shape="id59" svg:d="M17399 7620v889h2032v889" svg:viewBox="0 0 2033 1779">
          <text:p/>
        </draw:connector>
        <draw:custom-shape draw:style-name="gr4" draw:text-style-name="P7" xml:id="id60" draw:id="id60" draw:layer="layout" svg:width="1.778cm" svg:height="1.27cm" svg:x="12.446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3.335cm" svg:y2="9.398cm" draw:start-shape="id56" draw:end-shape="id60" draw:end-glue-point="0" svg:d="M17399 7620v889h-4064v889" svg:viewBox="0 0 4065 1779">
          <text:p/>
        </draw:connector>
        <draw:custom-shape draw:style-name="gr4" draw:text-style-name="P7" xml:id="id61" draw:id="id61" draw:layer="layout" svg:width="1.778cm" svg:height="1.27cm" svg:x="20.574cm" svg:y="9.398cm">
          <text:p text:style-name="P7">Po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21.463cm" svg:y2="9.398cm" draw:start-shape="id56" draw:end-shape="id61" draw:end-glue-point="0" svg:d="M17399 7620v889h4064v889" svg:viewBox="0 0 4065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1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No official definition (Searching seems to return image editing related results...)</text:p>
              </text:list-item>
              <text:list-item>
                <text:p>In a Kubernetes cluster, your stateless app can be proportionally scaled!</text:p>
              </text:list-item>
              <text:list-item>
                <text:p>Useful during a rollout (multiple revisions running), can’t happen for a single revision because all proportions go to that revision</text:p>
              </text:list-item>
              <text:list-item>
                <text:p>Balances additional instances across revisions, mitigates risk in case the new revision crashes during runtime (canary deployments are not always enough)</text:p>
              </text:list-item>
              <text:list-item>
                <text:p>Bigger proportions go to the replica set with the most instances</text:p>
              </text:list-item>
              <text:list-item>
                <text:p>Pick any point during a rollout and scale the deployment</text:p>
                <text:p><text:span text:style-name="T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presentation:notes draw:style-name="dp2">
          <draw:page-thumbnail draw:name="Shape 25" draw:style-name="gr3" draw:layer="layout" svg:width="16.933cm" svg:height="9.524cm" svg:x="1.059cm" svg:y="1.905cm" draw:page-number="12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Imagine that a huge spike in traffic is happening while you are rolling out the new revision of your application</text:p>
              </text:list-item>
              <text:list-item>
                <text:p>Your autoscaler notices the traffic and adds 3 more pods in the deployment. Total is 8 now</text:p>
              </text:list-item>
              <text:list-item>
                <text:p>Without proportional scaling, all 3 pods would be added under the new replica set (previous behavior of the deployment strategy)</text:p>
                <text:p><text:span text:style-name="T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presentation:notes draw:style-name="dp2">
          <draw:page-thumbnail draw:name="Shape 25" draw:style-name="gr3" draw:layer="layout" svg:width="16.933cm" svg:height="9.524cm" svg:x="1.059cm" svg:y="1.905cm" draw:page-number="13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draw:custom-shape draw:style-name="gr4" draw:text-style-name="P8" xml:id="id62" draw:id="id62" draw:layer="layout" svg:width="1.778cm" svg:height="1.27cm" svg:x="10.414cm" svg:y="4.064cm">
          <text:p text:style-name="P7"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63" draw:id="id63" draw:layer="layout" svg:width="1.778cm" svg:height="1.27cm" svg:x="5.588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62" draw:end-shape="id63" draw:end-glue-point="0" svg:d="M11303 5334v508h-4826v508" svg:viewBox="0 0 4827 1017">
          <text:p/>
        </draw:connector>
        <draw:custom-shape draw:style-name="gr4" draw:text-style-name="P8" xml:id="id64" draw:id="id64" draw:layer="layout" svg:width="1.778cm" svg:height="1.27cm" svg:x="3.556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65" draw:id="id65" draw:layer="layout" svg:width="1.778cm" svg:height="1.27cm" svg:x="5.58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66" draw:id="id66" draw:layer="layout" svg:width="1.778cm" svg:height="1.27cm" svg:x="7.6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63" draw:end-shape="id64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63" draw:end-shape="id65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63" draw:end-shape="id66" draw:end-glue-point="0" svg:d="M6477 7620v889h2032v889" svg:viewBox="0 0 2033 1779">
          <text:p/>
        </draw:connector>
        <draw:custom-shape draw:style-name="gr4" draw:text-style-name="P8" xml:id="id67" draw:id="id67" draw:layer="layout" svg:width="1.778cm" svg:height="1.27cm" svg:x="16.51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62" draw:end-shape="id67" draw:end-glue-point="0" svg:d="M11303 5334v508h6096v508" svg:viewBox="0 0 6097 1017">
          <text:p/>
        </draw:connector>
        <draw:custom-shape draw:style-name="gr4" draw:text-style-name="P8" xml:id="id68" draw:id="id68" draw:layer="layout" svg:width="1.778cm" svg:height="1.27cm" svg:x="16.51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67" draw:start-glue-point="2" draw:end-shape="id68" svg:d="M17399 7620v1778" svg:viewBox="0 0 1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4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draw:custom-shape draw:style-name="gr4" draw:text-style-name="P8" xml:id="id69" draw:id="id69" draw:layer="layout" svg:width="1.778cm" svg:height="1.27cm" svg:x="10.414cm" svg:y="4.064cm">
          <text:p text:style-name="P7"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70" draw:id="id70" draw:layer="layout" svg:width="1.778cm" svg:height="1.27cm" svg:x="5.588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69" draw:end-shape="id70" draw:end-glue-point="0" svg:d="M11303 5334v508h-4826v508" svg:viewBox="0 0 4827 1017">
          <text:p/>
        </draw:connector>
        <draw:custom-shape draw:style-name="gr4" draw:text-style-name="P8" xml:id="id71" draw:id="id71" draw:layer="layout" svg:width="1.778cm" svg:height="1.27cm" svg:x="3.556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72" draw:id="id72" draw:layer="layout" svg:width="1.778cm" svg:height="1.27cm" svg:x="5.58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73" draw:id="id73" draw:layer="layout" svg:width="1.778cm" svg:height="1.27cm" svg:x="7.6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70" draw:end-shape="id71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70" draw:end-shape="id72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70" draw:end-shape="id73" draw:end-glue-point="0" svg:d="M6477 7620v889h2032v889" svg:viewBox="0 0 2033 1779">
          <text:p/>
        </draw:connector>
        <draw:custom-shape draw:style-name="gr4" draw:text-style-name="P8" xml:id="id74" draw:id="id74" draw:layer="layout" svg:width="1.778cm" svg:height="1.27cm" svg:x="16.51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69" draw:end-shape="id74" draw:end-glue-point="0" svg:d="M11303 5334v508h6096v508" svg:viewBox="0 0 6097 1017">
          <text:p/>
        </draw:connector>
        <draw:custom-shape draw:style-name="gr4" draw:text-style-name="P8" xml:id="id75" draw:id="id75" draw:layer="layout" svg:width="1.778cm" svg:height="1.27cm" svg:x="16.51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74" draw:start-glue-point="2" draw:end-shape="id75" svg:d="M17399 7620v1778" svg:viewBox="0 0 1 1779">
          <text:p/>
        </draw:connector>
        <draw:custom-shape draw:style-name="gr4" draw:text-style-name="P8" xml:id="id76" draw:id="id76" draw:layer="layout" svg:width="1.778cm" svg:height="1.27cm" svg:x="14.47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77" draw:id="id77" draw:layer="layout" svg:width="1.778cm" svg:height="1.27cm" svg:x="18.54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5.367cm" svg:y2="9.398cm" draw:start-shape="id74" draw:start-glue-point="2" draw:end-shape="id76" svg:d="M17399 7620v889h-2032v889" svg:viewBox="0 0 2033 1779">
          <text:p/>
        </draw:connector>
        <draw:connector draw:style-name="standard" draw:text-style-name="P7" draw:layer="layout" svg:x1="17.399cm" svg:y1="7.62cm" svg:x2="19.431cm" svg:y2="9.398cm" draw:start-shape="id74" draw:end-shape="id77" draw:end-glue-point="0" svg:d="M17399 7620v889h2032v889" svg:viewBox="0 0 2033 1779">
          <text:p/>
        </draw:connector>
        <draw:custom-shape draw:style-name="gr4" draw:text-style-name="P8" xml:id="id78" draw:id="id78" draw:layer="layout" svg:width="1.778cm" svg:height="1.27cm" svg:x="12.446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3.335cm" svg:y2="9.398cm" draw:start-shape="id74" draw:end-shape="id78" draw:end-glue-point="0" svg:d="M17399 7620v889h-4064v889" svg:viewBox="0 0 4065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5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item>
                <text:p>Your new revision starts crashing due to a runtime misconfiguration that is exposed by traffic</text:p>
              </text:list-item>
              <text:list-item>
                <text:p>You are left with 3 running pods instead of 5 out of 8… As the number of additional pods grows up, so do the proportions</text:p>
              </text:list-item>
              <text:list-item>
                <text:p>By proportional scaling your application, we mitigate the risk of runtime failures of new revisions causing more partial unavailability than desired</text:p>
              </text:list-item>
              <text:list-item>
                <text:p>Another way to fight runtime failures is to use MinReadySeconds (topic for another presentation though)</text:p>
                <text:p><text:span text:style-name="T3"/></text:p>
              </text:list-item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presentation:notes draw:style-name="dp2">
          <draw:page-thumbnail draw:name="Shape 25" draw:style-name="gr3" draw:layer="layout" svg:width="16.933cm" svg:height="9.524cm" svg:x="1.059cm" svg:y="1.905cm" draw:page-number="16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draw:custom-shape draw:style-name="gr4" draw:text-style-name="P8" xml:id="id79" draw:id="id79" draw:layer="layout" svg:width="1.778cm" svg:height="1.27cm" svg:x="10.414cm" svg:y="4.064cm">
          <text:p text:style-name="P7"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80" draw:id="id80" draw:layer="layout" svg:width="1.778cm" svg:height="1.27cm" svg:x="5.588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79" draw:end-shape="id80" draw:end-glue-point="0" svg:d="M11303 5334v508h-4826v508" svg:viewBox="0 0 4827 1017">
          <text:p/>
        </draw:connector>
        <draw:custom-shape draw:style-name="gr4" draw:text-style-name="P8" xml:id="id81" draw:id="id81" draw:layer="layout" svg:width="1.778cm" svg:height="1.27cm" svg:x="3.556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82" draw:id="id82" draw:layer="layout" svg:width="1.778cm" svg:height="1.27cm" svg:x="5.58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83" draw:id="id83" draw:layer="layout" svg:width="1.778cm" svg:height="1.27cm" svg:x="7.6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80" draw:end-shape="id81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80" draw:end-shape="id82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80" draw:end-shape="id83" draw:end-glue-point="0" svg:d="M6477 7620v889h2032v889" svg:viewBox="0 0 2033 1779">
          <text:p/>
        </draw:connector>
        <draw:custom-shape draw:style-name="gr4" draw:text-style-name="P8" xml:id="id84" draw:id="id84" draw:layer="layout" svg:width="1.778cm" svg:height="1.27cm" svg:x="16.51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79" draw:end-shape="id84" draw:end-glue-point="0" svg:d="M11303 5334v508h6096v508" svg:viewBox="0 0 6097 1017">
          <text:p/>
        </draw:connector>
        <draw:custom-shape draw:style-name="gr4" draw:text-style-name="P8" xml:id="id85" draw:id="id85" draw:layer="layout" svg:width="1.778cm" svg:height="1.27cm" svg:x="16.51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84" draw:start-glue-point="2" draw:end-shape="id85" svg:d="M17399 7620v1778" svg:viewBox="0 0 1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7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_20_slide" presentation:presentation-page-layout-name="AL2T1">
        <office:forms form:automatic-focus="false" form:apply-design-mode="false"/>
        <draw:frame draw:name="Shape 28" presentation:style-name="pr3" draw:text-style-name="P6" draw:layer="layout" svg:width="21.97cm" svg:height="10.348cm" svg:x="1.79cm" svg:y="3.33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name="Shape 29" presentation:style-name="pr4" draw:text-style-name="P1" draw:layer="layout" svg:width="22.121cm" svg:height="2.381cm" svg:x="1.639cm" svg:y="0.952cm" presentation:class="title" presentation:user-transformed="true">
          <draw:text-box>
            <text:p text:style-name="P2"><text:span text:style-name="T5">What is </text:span><text:span text:style-name="T6">proportional</text:span><text:span text:style-name="T5"> scaling?</text:span></text:p>
          </draw:text-box>
        </draw:frame>
        <draw:custom-shape draw:style-name="gr4" draw:text-style-name="P8" xml:id="id86" draw:id="id86" draw:layer="layout" svg:width="1.778cm" svg:height="1.27cm" svg:x="10.414cm" svg:y="4.064cm">
          <text:p text:style-name="P7"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87" draw:id="id87" draw:layer="layout" svg:width="1.778cm" svg:height="1.27cm" svg:x="5.588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6.477cm" svg:y2="6.35cm" draw:start-shape="id86" draw:end-shape="id87" draw:end-glue-point="0" svg:d="M11303 5334v508h-4826v508" svg:viewBox="0 0 4827 1017">
          <text:p/>
        </draw:connector>
        <draw:custom-shape draw:style-name="gr4" draw:text-style-name="P8" xml:id="id88" draw:id="id88" draw:layer="layout" svg:width="1.778cm" svg:height="1.27cm" svg:x="3.556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89" draw:id="id89" draw:layer="layout" svg:width="1.778cm" svg:height="1.27cm" svg:x="5.58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90" draw:id="id90" draw:layer="layout" svg:width="1.778cm" svg:height="1.27cm" svg:x="7.6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4.445cm" svg:y2="9.398cm" draw:start-shape="id87" draw:end-shape="id88" draw:end-glue-point="0" svg:d="M6477 7620v889h-2032v889" svg:viewBox="0 0 2033 1779">
          <text:p/>
        </draw:connector>
        <draw:connector draw:style-name="standard" draw:text-style-name="P7" draw:layer="layout" svg:x1="6.477cm" svg:y1="7.62cm" svg:x2="6.477cm" svg:y2="9.398cm" draw:start-shape="id87" draw:end-shape="id89" svg:d="M6477 7620v1778" svg:viewBox="0 0 1 1779">
          <text:p/>
        </draw:connector>
        <draw:connector draw:style-name="standard" draw:text-style-name="P7" draw:layer="layout" svg:x1="6.477cm" svg:y1="7.62cm" svg:x2="8.509cm" svg:y2="9.398cm" draw:start-shape="id87" draw:end-shape="id90" draw:end-glue-point="0" svg:d="M6477 7620v889h2032v889" svg:viewBox="0 0 2033 1779">
          <text:p/>
        </draw:connector>
        <draw:custom-shape draw:style-name="gr4" draw:text-style-name="P8" xml:id="id91" draw:id="id91" draw:layer="layout" svg:width="1.778cm" svg:height="1.27cm" svg:x="16.51cm" svg:y="6.35cm">
          <text:p text:style-name="P7"><text:span text:style-name="T7">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1.303cm" svg:y1="5.334cm" svg:x2="17.399cm" svg:y2="6.35cm" draw:start-shape="id86" draw:end-shape="id91" draw:end-glue-point="0" svg:d="M11303 5334v508h6096v508" svg:viewBox="0 0 6097 1017">
          <text:p/>
        </draw:connector>
        <draw:custom-shape draw:style-name="gr4" draw:text-style-name="P8" xml:id="id92" draw:id="id92" draw:layer="layout" svg:width="1.778cm" svg:height="1.27cm" svg:x="16.51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7.399cm" svg:y2="9.398cm" draw:start-shape="id91" draw:start-glue-point="2" draw:end-shape="id92" svg:d="M17399 7620v1778" svg:viewBox="0 0 1 1779">
          <text:p/>
        </draw:connector>
        <draw:custom-shape draw:style-name="gr4" draw:text-style-name="P8" xml:id="id93" draw:id="id93" draw:layer="layout" svg:width="1.778cm" svg:height="1.27cm" svg:x="14.478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17.399cm" svg:y1="7.62cm" svg:x2="15.367cm" svg:y2="9.398cm" draw:start-shape="id91" draw:start-glue-point="2" draw:end-shape="id93" svg:d="M17399 7620v889h-2032v889" svg:viewBox="0 0 2033 1779">
          <text:p/>
        </draw:connector>
        <draw:custom-shape draw:style-name="gr4" draw:text-style-name="P8" xml:id="id94" draw:id="id94" draw:layer="layout" svg:width="1.778cm" svg:height="1.27cm" svg:x="9.652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10.541cm" svg:y2="9.398cm" draw:start-shape="id87" draw:end-shape="id94" draw:end-glue-point="0" svg:d="M6477 7620v889h4064v889" svg:viewBox="0 0 4065 1779">
          <text:p/>
        </draw:connector>
        <draw:custom-shape draw:style-name="gr4" draw:text-style-name="P8" xml:id="id95" draw:id="id95" draw:layer="layout" svg:width="1.778cm" svg:height="1.27cm" svg:x="1.524cm" svg:y="9.398cm">
          <text:p text:style-name="P7"><text:span text:style-name="T7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7" draw:layer="layout" svg:x1="6.477cm" svg:y1="7.62cm" svg:x2="2.413cm" svg:y2="9.398cm" draw:start-shape="id87" draw:end-shape="id95" draw:end-glue-point="0" svg:d="M6477 7620v889h-4064v889" svg:viewBox="0 0 4065 1779">
          <text:p/>
        </draw:connector>
        <presentation:notes draw:style-name="dp2">
          <draw:page-thumbnail draw:name="Shape 25" draw:style-name="gr3" draw:layer="layout" svg:width="16.933cm" svg:height="9.524cm" svg:x="1.059cm" svg:y="1.905cm" draw:page-number="18" presentation:class="page"/>
          <draw:frame draw:name="Shape 26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ection_20_title">
        <office:forms form:automatic-focus="false" form:apply-design-mode="false"/>
        <draw:frame draw:name="Shape 34" presentation:style-name="pr6" draw:text-style-name="P1" draw:layer="layout" svg:width="22.859cm" svg:height="2.381cm" svg:x="1.27cm" svg:y="5.078cm" presentation:class="title" presentation:user-transformed="true">
          <draw:text-box>
            <text:p/>
          </draw:text-box>
        </draw:frame>
        <draw:frame draw:name="Shape 35" presentation:style-name="pr7" draw:text-style-name="P10" draw:layer="layout" svg:width="22.859cm" svg:height="1.643cm" svg:x="1.27cm" svg:y="6.096cm" presentation:class="subtitle" presentation:user-transformed="true">
          <draw:text-box>
            <text:p text:style-name="P9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in</text:span></text:p>
          </draw:text-box>
        </draw:frame>
        <presentation:notes draw:style-name="dp2">
          <draw:page-thumbnail draw:name="Shape 31" draw:style-name="gr3" draw:layer="layout" svg:width="16.933cm" svg:height="9.524cm" svg:x="1.059cm" svg:y="1.905cm" draw:page-number="19" presentation:class="page"/>
          <draw:frame draw:name="Shape 3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78000000438A3380D6F086A03D8.png" xlink:type="simple" xlink:show="embed" xlink:actuate="onLoad"/>
    <draw:fill-image draw:name="msFillBitmap_20_2" draw:display-name="msFillBitmap 2" xlink:href="Pictures/1000020100000780000004384E8FA46B77378BDC.png" xlink:type="simple" xlink:show="embed" xlink:actuate="onLoad"/>
    <draw:fill-image draw:name="msFillBitmap_20_3" draw:display-name="msFillBitmap 3" xlink:href="Pictures/100002010000078000000438088C8A950770D3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ck_20_title-background" style:display-name="Slide deck 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ck_20_title-backgroundobjects" style:display-name="Slide deck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ck_20_title-notes" style:display-name="Slide deck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ck_20_title-outline1" style:display-name="Slide deck title-outline1" style:family="presentation">
      <style:graphic-properties draw:stroke="none" draw:fill="none" draw:auto-grow-height="false" draw:fit-to-size="shrink-to-fit">
        <text:list-style style:name="Slide_20_deck_20_title-outline1" style:display-name="Slide de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ck_20_title-outline2" style:display-name="Slide deck title-outline2" style:family="presentation" style:parent-style-name="Slide_20_deck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3" style:display-name="Slide deck title-outline3" style:family="presentation" style:parent-style-name="Slide_20_deck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4" style:display-name="Slide deck title-outline4" style:family="presentation" style:parent-style-name="Slide_20_deck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ck_20_title-outline5" style:display-name="Slide deck title-outline5" style:family="presentation" style:parent-style-name="Slide_20_deck_20_title-outline4">
      <style:paragraph-properties fo:margin-top="0.1cm" fo:margin-bottom="0cm"/>
      <style:text-properties fo:font-size="20pt" style:font-size-asian="20pt" style:font-size-complex="20pt"/>
    </style:style>
    <style:style style:name="Slide_20_deck_20_title-outline6" style:display-name="Slide deck title-outline6" style:family="presentation" style:parent-style-name="Slide_20_deck_20_title-outline5">
      <style:paragraph-properties fo:margin-top="0.1cm" fo:margin-bottom="0cm"/>
      <style:text-properties fo:font-size="20pt" style:font-size-asian="20pt" style:font-size-complex="20pt"/>
    </style:style>
    <style:style style:name="Slide_20_deck_20_title-outline7" style:display-name="Slide deck title-outline7" style:family="presentation" style:parent-style-name="Slide_20_deck_20_title-outline6">
      <style:paragraph-properties fo:margin-top="0.1cm" fo:margin-bottom="0cm"/>
      <style:text-properties fo:font-size="20pt" style:font-size-asian="20pt" style:font-size-complex="20pt"/>
    </style:style>
    <style:style style:name="Slide_20_deck_20_title-outline8" style:display-name="Slide deck title-outline8" style:family="presentation" style:parent-style-name="Slide_20_deck_20_title-outline7">
      <style:paragraph-properties fo:margin-top="0.1cm" fo:margin-bottom="0cm"/>
      <style:text-properties fo:font-size="20pt" style:font-size-asian="20pt" style:font-size-complex="20pt"/>
    </style:style>
    <style:style style:name="Slide_20_deck_20_title-outline9" style:display-name="Slide deck title-outline9" style:family="presentation" style:parent-style-name="Slide_20_deck_20_title-outline8">
      <style:paragraph-properties fo:margin-top="0.1cm" fo:margin-bottom="0cm"/>
      <style:text-properties fo:font-size="20pt" style:font-size-asian="20pt" style:font-size-complex="20pt"/>
    </style:style>
    <style:style style:name="Slide_20_deck_20_title-subtitle" style:display-name="Slide deck title-subtitle" style:family="presentation">
      <style:graphic-properties draw:stroke="none" draw:fill="none" draw:textarea-vertical-align="middle">
        <text:list-style style:name="Slide_20_deck_20_title-subtitle" style:display-name="Slide deck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ck_20_title-title" style:display-name="Slide deck title-title" style:family="presentation">
      <style:graphic-properties draw:stroke="none" draw:fill="none" draw:textarea-vertical-align="middle">
        <text:list-style style:name="Slide_20_deck_20_title-title" style:display-name="Slide deck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background" style:display-name="Standard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tandard_20_slide-backgroundobjects" style:display-name="Standar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slide-notes" style:display-name="Standar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slide-outline1" style:display-name="Standard slide-outline1" style:family="presentation">
      <style:graphic-properties draw:stroke="none" draw:fill="none" draw:auto-grow-height="false" draw:fit-to-size="shrink-to-fit">
        <text:list-style style:name="Standard_20_slide-outline1" style:display-name="Standar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slide-outline2" style:display-name="Standard slide-outline2" style:family="presentation" style:parent-style-name="Standard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3" style:display-name="Standard slide-outline3" style:family="presentation" style:parent-style-name="Standard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4" style:display-name="Standard slide-outline4" style:family="presentation" style:parent-style-name="Standard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slide-outline5" style:display-name="Standard slide-outline5" style:family="presentation" style:parent-style-name="Standard_20_slide-outline4">
      <style:paragraph-properties fo:margin-top="0.1cm" fo:margin-bottom="0cm"/>
      <style:text-properties fo:font-size="20pt" style:font-size-asian="20pt" style:font-size-complex="20pt"/>
    </style:style>
    <style:style style:name="Standard_20_slide-outline6" style:display-name="Standard slide-outline6" style:family="presentation" style:parent-style-name="Standard_20_slide-outline5">
      <style:paragraph-properties fo:margin-top="0.1cm" fo:margin-bottom="0cm"/>
      <style:text-properties fo:font-size="20pt" style:font-size-asian="20pt" style:font-size-complex="20pt"/>
    </style:style>
    <style:style style:name="Standard_20_slide-outline7" style:display-name="Standard slide-outline7" style:family="presentation" style:parent-style-name="Standard_20_slide-outline6">
      <style:paragraph-properties fo:margin-top="0.1cm" fo:margin-bottom="0cm"/>
      <style:text-properties fo:font-size="20pt" style:font-size-asian="20pt" style:font-size-complex="20pt"/>
    </style:style>
    <style:style style:name="Standard_20_slide-outline8" style:display-name="Standard slide-outline8" style:family="presentation" style:parent-style-name="Standard_20_slide-outline7">
      <style:paragraph-properties fo:margin-top="0.1cm" fo:margin-bottom="0cm"/>
      <style:text-properties fo:font-size="20pt" style:font-size-asian="20pt" style:font-size-complex="20pt"/>
    </style:style>
    <style:style style:name="Standard_20_slide-outline9" style:display-name="Standard slide-outline9" style:family="presentation" style:parent-style-name="Standard_20_slide-outline8">
      <style:paragraph-properties fo:margin-top="0.1cm" fo:margin-bottom="0cm"/>
      <style:text-properties fo:font-size="20pt" style:font-size-asian="20pt" style:font-size-complex="20pt"/>
    </style:style>
    <style:style style:name="Standard_20_slide-subtitle" style:display-name="Standard slide-subtitle" style:family="presentation">
      <style:graphic-properties draw:stroke="none" draw:fill="none" draw:textarea-vertical-align="middle">
        <text:list-style style:name="Standard_20_slide-subtitle" style:display-name="Standar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slide-title" style:display-name="Standard slide-title" style:family="presentation">
      <style:graphic-properties draw:stroke="none" draw:fill="none" draw:textarea-vertical-align="middle">
        <text:list-style style:name="Standard_20_slide-title" style:display-name="Standar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background" style:display-name="Section titl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title-backgroundobjects" style:display-name="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-notes" style:display-name="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-outline1" style:display-name="Section title-outline1" style:family="presentation">
      <style:graphic-properties draw:stroke="none" draw:fill="none" draw:auto-grow-height="false" draw:fit-to-size="shrink-to-fit">
        <text:list-style style:name="Section_20_title-outline1" style:display-name="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-outline2" style:display-name="Section title-outline2" style:family="presentation" style:parent-style-name="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3" style:display-name="Section title-outline3" style:family="presentation" style:parent-style-name="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4" style:display-name="Section title-outline4" style:family="presentation" style:parent-style-name="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-outline5" style:display-name="Section title-outline5" style:family="presentation" style:parent-style-name="Section_20_title-outline4">
      <style:paragraph-properties fo:margin-top="0.1cm" fo:margin-bottom="0cm"/>
      <style:text-properties fo:font-size="20pt" style:font-size-asian="20pt" style:font-size-complex="20pt"/>
    </style:style>
    <style:style style:name="Section_20_title-outline6" style:display-name="Section title-outline6" style:family="presentation" style:parent-style-name="Section_20_title-outline5">
      <style:paragraph-properties fo:margin-top="0.1cm" fo:margin-bottom="0cm"/>
      <style:text-properties fo:font-size="20pt" style:font-size-asian="20pt" style:font-size-complex="20pt"/>
    </style:style>
    <style:style style:name="Section_20_title-outline7" style:display-name="Section title-outline7" style:family="presentation" style:parent-style-name="Section_20_title-outline6">
      <style:paragraph-properties fo:margin-top="0.1cm" fo:margin-bottom="0cm"/>
      <style:text-properties fo:font-size="20pt" style:font-size-asian="20pt" style:font-size-complex="20pt"/>
    </style:style>
    <style:style style:name="Section_20_title-outline8" style:display-name="Section title-outline8" style:family="presentation" style:parent-style-name="Section_20_title-outline7">
      <style:paragraph-properties fo:margin-top="0.1cm" fo:margin-bottom="0cm"/>
      <style:text-properties fo:font-size="20pt" style:font-size-asian="20pt" style:font-size-complex="20pt"/>
    </style:style>
    <style:style style:name="Section_20_title-outline9" style:display-name="Section title-outline9" style:family="presentation" style:parent-style-name="Section_20_title-outline8">
      <style:paragraph-properties fo:margin-top="0.1cm" fo:margin-bottom="0cm"/>
      <style:text-properties fo:font-size="20pt" style:font-size-asian="20pt" style:font-size-complex="20pt"/>
    </style:style>
    <style:style style:name="Section_20_title-subtitle" style:display-name="Section title-subtitle" style:family="presentation">
      <style:graphic-properties draw:stroke="none" draw:fill="none" draw:textarea-vertical-align="middle">
        <text:list-style style:name="Section_20_title-subtitle" style:display-name="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-title" style:display-name="Section title-title" style:family="presentation">
      <style:graphic-properties draw:stroke="none" draw:fill="none" draw:textarea-vertical-align="middle">
        <text:list-style style:name="Section_20_title-title" style:display-name="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_20_deck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lide_20_deck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0_deck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Standard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Standard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Section_20_title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ck_20_title" style:display-name="Slide deck title" style:page-layout-name="PM1" draw:style-name="Mdp1">
      <draw:frame draw:name="Shape 9" presentation:style-name="Mpr1" draw:text-style-name="MP5" draw:layer="backgroundobjects" svg:width="21.589cm" svg:height="3.221cm" svg:x="1.905cm" svg:y="7.546cm" presentation:class="title" presentation:user-transformed="true">
        <draw:text-box>
          <text:p/>
        </draw:text-box>
      </draw:frame>
      <draw:frame presentation:style-name="Slide_20_deck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lide_20_deck_20_title-title" draw:layer="backgroundobjects" svg:width="13.968cm" svg:height="10.476cm" svg:x="3.81cm" svg:y="2.123cm" presentation:class="page"/>
        <draw:frame presentation:style-name="Slide_20_de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slide" style:display-name="Standard slide" style:page-layout-name="PM1" draw:style-name="Mdp2">
      <draw:frame draw:name="Shape 14" presentation:style-name="Mpr4" draw:text-style-name="MP5" draw:layer="backgroundobjects" svg:width="22.121cm" svg:height="2.381cm" svg:x="1.639cm" svg:y="0.952cm" presentation:class="title" presentation:user-transformed="true">
        <draw:text-box>
          <text:p/>
        </draw:text-box>
      </draw:frame>
      <draw:frame draw:name="Shape 15" presentation:style-name="Standard_20_slide-outline1" draw:layer="backgroundobjects" svg:width="21.97cm" svg:height="10.348cm" svg:x="1.79cm" svg:y="3.334cm" presentation:class="outline" presentation:placeholder="true" presentation:user-transformed="true">
        <draw:text-box/>
      </draw:frame>
      <presentation:notes style:page-layout-name="PM2">
        <draw:page-thumbnail presentation:style-name="Standard_20_slide-title" draw:layer="backgroundobjects" svg:width="16.931cm" svg:height="9.524cm" svg:x="1.059cm" svg:y="1.93cm" presentation:class="page"/>
        <draw:frame presentation:style-name="Standar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" style:display-name="Section title" style:page-layout-name="PM1" draw:style-name="Mdp3">
      <draw:frame draw:name="Shape 11" presentation:style-name="Mpr7" draw:text-style-name="MP5" draw:layer="backgroundobjects" svg:width="22.859cm" svg:height="2.381cm" svg:x="1.27cm" svg:y="5.078cm" presentation:class="title" presentation:user-transformed="true">
        <draw:text-box>
          <text:p/>
        </draw:text-box>
      </draw:frame>
      <draw:frame presentation:style-name="Section_20_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title-title" draw:layer="backgroundobjects" svg:width="16.931cm" svg:height="9.524cm" svg:x="1.059cm" svg:y="1.93cm" presentation:class="page"/>
        <draw:frame presentation:style-name="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2T18:36:24.656453657</dc:date>
    <meta:editing-duration>PT22M16S</meta:editing-duration>
    <meta:editing-cycles>5</meta:editing-cycles>
    <meta:generator>LibreOffice/5.3.6.1$Linux_X86_64 LibreOffice_project/30$Build-1</meta:generator>
    <meta:document-statistic meta:object-count="289"/>
  </office:meta>
</office:document-meta>
</file>